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Carlito" svg:font-family="Carlito"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rsid="0019d4da" officeooo:paragraph-rsid="0019d4da"/>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fo:font-size="8.5pt" officeooo:paragraph-rsid="000ccdb4" style:font-size-asian="8.5pt" style:font-size-complex="8.5pt"/>
    </style:style>
    <style:style style:name="P12"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9.75pt" fo:letter-spacing="normal" fo:font-style="normal" fo:font-weight="normal"/>
    </style:style>
    <style:style style:name="T2" style:family="text">
      <style:text-properties fo:font-variant="normal" fo:text-transform="none" fo:color="#000000" style:font-name="DejaVu Sans Mono" fo:font-size="9.75pt" fo:letter-spacing="normal" fo:font-style="normal" fo:font-weight="normal" style:font-style-asian="normal" style:font-style-complex="normal"/>
    </style:style>
    <style:style style:name="T3" style:family="text">
      <style:text-properties fo:font-variant="normal" fo:text-transform="none" fo:color="#000000" style:font-name="DejaVu Sans Mono" fo:font-size="9.75pt" fo:letter-spacing="normal" fo:font-style="normal" fo:font-weight="normal" officeooo:rsid="001c4ace"/>
    </style:style>
    <style:style style:name="T4" style:family="text">
      <style:text-properties fo:font-variant="normal" fo:text-transform="none" fo:color="#000000" style:font-name="DejaVu Sans Mono" fo:font-size="9.75pt" fo:letter-spacing="normal" fo:font-style="normal" fo:font-weight="bold" style:font-weight-asian="bold" style:font-weight-complex="bold"/>
    </style:style>
    <style:style style:name="T5" style:family="text">
      <style:text-properties fo:font-variant="normal" fo:text-transform="none" fo:color="#000000" style:font-name="DejaVu Sans Mono" fo:font-size="9.75pt" fo:letter-spacing="normal" fo:font-style="normal" fo:font-weight="bold" style:font-style-asian="normal" style:font-weight-asian="bold" style:font-style-complex="normal" style:font-weight-complex="bold"/>
    </style:style>
    <style:style style:name="T6" style:family="text">
      <style:text-properties fo:font-variant="normal" fo:text-transform="none" fo:color="#000000" style:font-name="DejaVu Sans Mono" fo:font-size="9.75pt" fo:letter-spacing="normal" fo:font-style="italic" fo:font-weight="normal" style:font-style-asian="italic" style:font-style-complex="italic"/>
    </style:style>
    <style:style style:name="T7" style:family="text">
      <style:text-properties fo:font-variant="normal" fo:text-transform="none" fo:color="#000000" style:font-name="DejaVu Sans Mono" fo:letter-spacing="normal" fo:font-style="normal" fo:font-weight="normal"/>
    </style:style>
    <style:style style:name="T8" style:family="text">
      <style:text-properties fo:font-variant="normal" fo:text-transform="none" fo:color="#000000" style:font-name="DejaVu Sans Mono" fo:letter-spacing="normal" fo:font-style="normal" fo:font-weight="normal" officeooo:rsid="001c4ace"/>
    </style:style>
    <style:style style:name="T9" style:family="text">
      <style:text-properties fo:font-variant="normal" fo:text-transform="none" fo:color="#000000" style:font-name="DejaVu Sans Mono" fo:letter-spacing="normal" fo:font-style="normal" fo:font-weight="bold" style:font-style-asian="normal" style:font-weight-asian="bold" style:font-style-complex="normal" style:font-weight-complex="bold"/>
    </style:style>
    <style:style style:name="T10" style:family="text">
      <style:text-properties fo:font-variant="normal" fo:text-transform="none" fo:color="#000000" style:font-name="DejaVu Sans Mono" fo:letter-spacing="normal" fo:font-style="normal" fo:font-weight="bold" style:font-weight-asian="bold" style:font-weight-complex="bold"/>
    </style:style>
    <style:style style:name="T11" style:family="text">
      <style:text-properties fo:font-variant="normal" fo:text-transform="none" fo:color="#000000" style:font-name="DejaVu Sans Mono" fo:letter-spacing="normal" fo:font-style="italic" fo:font-weight="normal" style:font-style-asian="italic" style:font-style-complex="italic"/>
    </style:style>
    <style:style style:name="T12" style:family="text">
      <style:text-properties fo:font-variant="normal" fo:text-transform="none" fo:color="#000000" style:font-name="DejaVu Sans Mono" fo:font-size="9pt" fo:letter-spacing="normal" fo:font-style="normal" fo:font-weight="normal" style:font-size-asian="9pt" style:font-size-complex="9pt"/>
    </style:style>
    <style:style style:name="T13" style:family="text">
      <style:text-properties fo:font-variant="normal" fo:text-transform="none" fo:color="#000000" style:font-name="DejaVu Sans Mono" fo:font-size="9pt" fo:letter-spacing="normal" fo:font-style="normal" fo:font-weight="normal" officeooo:rsid="001c4ace" style:font-size-asian="9pt" style:font-size-complex="9pt"/>
    </style:style>
    <style:style style:name="T14" style:family="text">
      <style:text-properties fo:font-variant="normal" fo:text-transform="none" fo:color="#000000" style:font-name="DejaVu Sans Mono" fo:font-size="9pt" fo:letter-spacing="normal" fo:font-style="normal" fo:font-weight="bold" style:font-size-asian="9pt" style:font-style-asian="normal" style:font-weight-asian="bold" style:font-size-complex="9pt" style:font-style-complex="normal" style:font-weight-complex="bold"/>
    </style:style>
    <style:style style:name="T15" style:family="text">
      <style:text-properties fo:font-variant="normal" fo:text-transform="none" fo:color="#000000" style:font-name="DejaVu Sans Mono" fo:font-size="9pt" fo:letter-spacing="normal" fo:font-style="normal" fo:font-weight="bold" style:font-size-asian="9pt" style:font-weight-asian="bold" style:font-size-complex="9pt" style:font-weight-complex="bold"/>
    </style:style>
    <style:style style:name="T16" style:family="text">
      <style:text-properties fo:font-variant="normal" fo:text-transform="none" fo:color="#000000" style:font-name="DejaVu Sans Mono" fo:font-size="9pt" fo:letter-spacing="normal" fo:font-style="italic" fo:font-weight="normal" style:font-size-asian="9pt" style:font-style-asian="italic" style:font-size-complex="9pt" style:font-style-complex="italic"/>
    </style:style>
    <style:style style:name="T17" style:family="text">
      <style:text-properties fo:font-variant="normal" fo:text-transform="none" fo:color="#000000" style:font-name="DejaVu Sans Mono" fo:font-size="8.5pt" fo:letter-spacing="normal" fo:font-style="normal" fo:font-weight="normal" style:font-size-asian="8.5pt" style:font-size-complex="8.5pt"/>
    </style:style>
    <style:style style:name="T18"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19"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20"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21"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22" style:family="text">
      <style:text-properties fo:font-variant="normal" fo:text-transform="none" fo:font-size="9.75pt" fo:letter-spacing="normal" fo:font-style="normal" fo:font-weight="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font-size="9pt" fo:letter-spacing="normal" fo:font-style="normal" fo:font-weight="normal" style:font-size-asian="9pt" style:font-size-complex="9pt"/>
    </style:style>
    <style:style style:name="T25" style:family="text">
      <style:text-properties fo:font-variant="normal" fo:text-transform="none" fo:font-size="8.5pt" fo:letter-spacing="normal" fo:font-style="normal" fo:font-weight="normal" style:font-size-asian="8.5pt" style:font-size-complex="8.5pt"/>
    </style:style>
    <style:style style:name="T26" style:family="text">
      <style:text-properties fo:font-weight="bold" style:font-weight-asian="bold" style:font-weight-complex="bold"/>
    </style:style>
    <style:style style:name="T27" style:family="text">
      <style:text-properties fo:font-weight="bold" officeooo:rsid="0015201e" style:font-weight-asian="bold" style:font-weight-complex="bold"/>
    </style:style>
    <style:style style:name="T28" style:family="text">
      <style:text-properties officeooo:rsid="0015201e"/>
    </style:style>
    <style:style style:name="T29" style:family="text">
      <style:text-properties officeooo:rsid="0019d4da"/>
    </style:style>
    <style:style style:name="T30" style:family="text">
      <style:text-properties fo:font-size="9pt" style:font-size-asian="9pt" style:font-size-complex="9pt"/>
    </style:style>
    <style:style style:name="T31" style:family="text">
      <style:text-properties fo:font-size="8.5pt" style:font-size-asian="8.5pt" style:font-size-complex="8.5pt"/>
    </style:style>
    <style:style style:name="T32" style:family="text">
      <style:text-properties officeooo:rsid="0020db6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28"/><text:span text:style-name="T26">DESIGNED MIND </text:span><text:span text:style-name="T27">SYMPOSIUM </text:span><text:span text:style-name="T26">2017</text:span><text:line-break/> <text:s text:c="32"/>CALL FOR PAPERS</text:p>
      <text:p text:style-name="P3"><text:s text:c="25"/><text:span text:style-name="T32">Exploring</text:span> the <text:span text:style-name="T29">f</text:span>unction, <text:span text:style-name="T29">e</text:span>volution<text:line-break/> <text:s text:c="25"/>&amp; <text:span text:style-name="T29">i</text:span>mplementation of <text:span text:style-name="T29">c</text:span>onsciousness</text:p>
      <text:p text:style-name="P3"><text:s text:c="22"/>Informatics Forum, University of Edinburgh<text:line-break/> <text:s text:c="32"/>Edinburgh, Scotland<text:line-break/> <text:s text:c="33"/>8-9 November 2017</text:p>
      <text:p text:style-name="P2"><text:span text:style-name="T31"><text:s text:c="31"/></text:span><text:a xlink:type="simple" xlink:href="http://designedmind.org/" text:style-name="Internet_20_link" text:visited-style-name="Visited_20_Internet_20_Link"><text:span text:style-name="T31">http://designedmind.org</text:span></text:a></text:p>
      <text:p text:style-name="P4"/>
      <text:p text:style-name="P8">KEYNOTE SPEAKERS</text:p>
      <text:p text:style-name="P5">Daniel C. Dennett, Tufts University<text:line-break/>Michael Graziano, Princeton University</text:p>
      <text:p text:style-name="P7">REPRESENTING OURSELVES</text:p>
      <text:p text:style-name="P4">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hese offer little explanation, and relegate consciousness to a passive role, with not much to do except come along for the ride.</text:p>
      <text:p text:style-name="P1"><text:span text:style-name="T17">These intuitions also neglect a crucial fact about our behaviour, namely that consciousness is much of the </text:span><text:span text:style-name="Emphasis"><text:span text:style-name="T19">subject matter</text:span></text:span><text:span text:style-name="Emphasis"><text:span text:style-name="T17"> </text:span></text:span><text:span text:style-name="T17">of what we say and do. We describe the world </text:span><text:span text:style-name="Emphasis"><text:span text:style-name="T21">from a vantage point</text:span></text:span><text:span text:style-name="T17">, contrast how things </text:span><text:span text:style-name="Emphasis"><text:span text:style-name="T21">seem </text:span></text:span><text:span text:style-name="T17">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20">our</text:span></text:span><text:span text:style-name="Emphasis"><text:span text:style-name="T17"> </text:span></text:span><text:span text:style-name="T17">consciousness talk is ever to be about </text:span><text:span text:style-name="Emphasis"><text:span text:style-name="T20">our</text:span></text:span><text:span text:style-name="Emphasis"><text:span text:style-name="T17"> </text:span></text:span><text:span text:style-name="T17">consciousness then it can only be that the latter is a functional mechanism taking place in the physical world.</text:span></text:p>
      <text:p text:style-name="P1"><text:span text:style-name="T17">It is therefore these behaviours that are the proper target, or explanandum, of a science of consciousness. Modern theories along these lines, developed by Daniel Dennett and others, propose that we understand our conscious lives as the </text:span><text:span text:style-name="Emphasis"><text:span text:style-name="T21">content</text:span></text:span><text:span text:style-name="Emphasis"><text:span text:style-name="T17"> </text:span></text:span><text:span text:style-name="T17">of an internal self-model. What we intuit as a “private realm” is a control mechanism operating in the public world: a brain's way of representing the organism as a </text:span><text:span text:style-name="T18">situated</text:span><text:span text:style-name="T17">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21">representers</text:span></text:span><text:span text:style-name="T17">, the evolving brain converged on the </text:span><text:span text:style-name="Emphasis"><text:span text:style-name="T21">self</text:span></text:span><text:span text:style-name="Emphasis"><text:span text:style-name="T17"> </text:span></text:span><text:span text:style-name="T17">as the solution to a control problem. We cannot easily appreciate the self-model-within-a-world-model </text:span><text:span text:style-name="Emphasis"><text:span text:style-name="T20">as</text:span></text:span><text:span text:style-name="Emphasis"><text:span text:style-name="T17"> </text:span></text:span><text:span text:style-name="T17">a model, because “we” only exist in virtue of the model, as its central feature.</text:span></text:p>
      <text:p text:style-name="P4">The symposium is a forum to elaborate, discuss and critique this emerging scientific picture of consciousness as a form of reflective behaviour. We invite perspectives from philosophy, psychology, neuroscience and informatics.</text:p>
      <text:p text:style-name="P7">SUBMISSION GUIDELINES</text:p>
      <text:p text:style-name="P1"><text:span text:style-name="T17">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https://easychair.org/conferences/?conf=dm2017</text:a><text:span text:style-name="T17">. Authors of accepted papers will have their registration fees waived.</text:span></text:p>
      <text:p text:style-name="P4"><text:soft-page-break/>After the symposium, there will be an open call for full-length (8,000 word) papers for publication as a collected volume or journal special issue (details forthcoming).</text:p>
      <text:p text:style-name="P9">IMPORTANT DATES</text:p>
      <text:p text:style-name="P6">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7">SPEAKER BIOS</text:p>
      <text:p text:style-name="P4">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4">Michael Graziano, author of Consciousness and the Social Brain (Oxford University Press, 2013) is Professor of Psychology and Neuroscience at Princeton University.</text:p>
      <text:p text:style-name="P7">AFFILIATED WORKSHOP</text:p>
      <text:p text:style-name="P1"><text:span text:style-name="T17">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http://www.x-spect.org/first-project-workshop.html</text:a><text:span text:style-name="T17">.</text:span></text:p>
      <text:p text:style-name="P9">ORGANISING COMMITTEE</text:p>
      <text:p text:style-name="P11"><text:span text:style-name="T23">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line-break/></text:span></text:p>
      <text:p text:style-name="P10"><text:span text:style-name="T25">For general enquiries email </text:span><text:a xlink:type="simple" xlink:href="mailto:info@designedmind.org" text:style-name="Internet_20_link" text:visited-style-name="Visited_20_Internet_20_Link"><text:span text:style-name="T25">info@designedmind.org</text:span></text:a><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Carlito" svg:font-family="Carlito"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7T13:43:06.189255536</dc:date>
    <meta:editing-duration>PT16M56S</meta:editing-duration>
    <meta:editing-cycles>22</meta:editing-cycles>
    <meta:generator>LibreOffice/5.2.2.2$Linux_X86_64 LibreOffice_project/20m0$Build-2</meta:generator>
    <meta:document-statistic meta:table-count="0" meta:image-count="0" meta:object-count="0" meta:page-count="2" meta:paragraph-count="24" meta:word-count="739" meta:character-count="5306" meta:non-whitespace-character-count="4314"/>
  </office:meta>
</office:document-meta>
</file>